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2A0000021E4EB69582C84850B1.png" manifest:media-type="image/png"/>
  <manifest:file-entry manifest:full-path="Pictures/100002010000019400000130AF3889C991FD577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文泉驿微米黑" svg:font-family="文泉驿微米黑" style:font-pitch="variable"/>
    <style:font-face style:name="文泉驿点阵正黑1" svg:font-family="文泉驿点阵正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15cm" fo:min-width="5.7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5.9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5.5cm"/>
    </style:style>
    <style:style style:name="gr4" style:family="graphic" style:parent-style-name="standard">
      <style:graphic-properties draw:textarea-horizontal-align="justify" draw:textarea-vertical-align="middle" draw:auto-grow-height="false" fo:min-height="0.362cm" fo:min-width="1.425cm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2.65cm"/>
    </style:style>
    <style:style style:name="gr6" style:family="graphic" style:parent-style-name="standard">
      <style:graphic-properties draw:opacity="96%" draw:textarea-horizontal-align="justify" draw:textarea-vertical-align="top" draw:auto-grow-height="false" fo:min-height="0.55cm" fo:min-width="2.4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8" style:family="graphic">
      <style:graphic-properties style:protect="size"/>
    </style:style>
    <style:style style:name="gr9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1.957cm"/>
    </style:style>
    <style:style style:name="pr2" style:family="presentation" style:parent-style-name="默认-notes">
      <style:graphic-properties draw:fill-color="#ffffff" draw:auto-grow-height="true" fo:min-height="13.364cm"/>
    </style:style>
    <style:style style:name="pr3" style:family="presentation" style:parent-style-name="默认-subtitle">
      <style:graphic-properties draw:fill-color="#ffffff" draw:textarea-vertical-align="middle" draw:auto-grow-height="true" fo:min-height="14.893cm"/>
    </style:style>
    <style:style style:name="pr4" style:family="presentation" style:parent-style-name="默认-subtitle">
      <style:graphic-properties draw:fill-color="#ffffff" draw:textarea-vertical-align="middle" draw:auto-grow-height="true" fo:min-height="12.179cm"/>
    </style:style>
    <style:style style:name="P1" style:family="paragraph">
      <style:text-properties style:font-name="文泉驿微米黑" style:font-name-asian="文泉驿微米黑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style:font-size-asian="18pt"/>
    </style:style>
    <style:style style:name="P5" style:family="paragraph">
      <loext:graphic-properties draw:opacity="96%"/>
      <style:paragraph-properties fo:text-align="center"/>
      <style:text-properties fo:font-size="18pt" style:font-size-asian="18pt"/>
    </style:style>
    <style:style style:name="P6" style:family="paragraph">
      <loext:graphic-properties draw:fill="none" draw:fill-color="#ffffff"/>
      <style:text-properties style:font-size-asian="18pt"/>
    </style:style>
    <style:style style:name="P7" style:family="paragraph">
      <loext:graphic-properties draw:fill="none" draw:fill-color="#ffffff"/>
      <style:paragraph-properties fo:text-align="center"/>
      <style:text-properties style:font-size-asian="18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  <style:text-properties style:font-size-asian="32pt"/>
    </style:style>
    <style:style style:name="P10" style:family="paragraph">
      <loext:graphic-properties draw:fill-color="#ffffff"/>
      <style:paragraph-properties fo:text-align="start"/>
      <style:text-properties style:font-size-asian="32pt"/>
    </style:style>
    <style:style style:name="P11" style:family="paragraph">
      <loext:graphic-properties draw:fill-color="#ffffff"/>
      <style:text-properties style:font-size-asian="20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text-properties style:font-size-asian="32pt"/>
    </style:style>
    <style:style style:name="T1" style:family="text">
      <style:text-properties style:font-name="文泉驿微米黑" style:font-name-asian="文泉驿微米黑"/>
    </style:style>
    <style:style style:name="T2" style:family="text">
      <style:text-properties fo:font-size="18pt"/>
    </style:style>
    <style:style style:name="T3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1.957cm" svg:x="1.4cm" svg:y="1.443cm" presentation:class="title" presentation:user-transformed="true">
          <draw:text-box>
            <text:p><text:span text:style-name="T1">V2X</text:span><text:span text:style-name="T1">应用</text:span></text:p>
          </draw:text-box>
        </draw:frame>
        <draw:custom-shape draw:style-name="gr1" draw:text-style-name="P3" draw:layer="layout" svg:width="6.2cm" svg:height="2.4cm" svg:x="10.6cm" svg:y="9.2cm">
          <text:p text:style-name="P2"><text:span text:style-name="T2">OBU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4cm" svg:height="2.4cm" svg:x="3.2cm" svg:y="13.6cm">
          <text:p text:style-name="P2"><text:span text:style-name="T3">车载系统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2cm" svg:height="2.4cm" svg:x="17.4cm" svg:y="13.2cm">
          <text:p text:style-name="P2"><text:span text:style-name="T3">手机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cm" svg:height="1.8cm" svg:x="10.6cm" svg:y="4.8cm">
          <text:p text:style-name="P2"><text:span text:style-name="T3">雷达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98cm" svg:height="1.223cm" draw:transform="rotate (1.56259327931052) translate (13cm 8.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3.6cm" svg:height="1.8cm" draw:transform="rotate (0.517839189066718) translate (6.6cm 12.18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3.4cm" svg:height="1.6cm" draw:transform="rotate (2.45672545510722) translate (19.338cm 13.634cm)">
          <text:p/>
          <draw:enhanced-geometry svg:viewBox="0 0 21600 21600" draw:extrusion="false" draw:extrusion-rotation-angle="0 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3.4cm" svg:height="1.052cm" svg:x="17.4cm" svg:y="11.348cm">
          <draw:text-box>
            <text:p><text:span text:style-name="T3">蓝牙</text:span></text:p>
          </draw:text-box>
        </draw:frame>
        <draw:frame draw:style-name="gr7" draw:text-style-name="P6" draw:layer="layout" svg:width="2.6cm" svg:height="1.052cm" svg:x="12.6cm" svg:y="7.4cm">
          <draw:text-box>
            <text:p><text:span text:style-name="T3">串口线</text:span></text:p>
          </draw:text-box>
        </draw:frame>
        <draw:frame draw:style-name="gr7" draw:text-style-name="P6" draw:layer="layout" svg:width="2.6cm" svg:height="1.052cm" svg:x="12.6cm" svg:y="7.4cm">
          <draw:text-box>
            <text:p><text:span text:style-name="T3">串口线</text:span></text:p>
          </draw:text-box>
        </draw:frame>
        <draw:frame draw:style-name="gr7" draw:text-style-name="P7" draw:layer="layout" svg:width="2.8cm" svg:height="1.052cm" svg:x="7cm" svg:y="11.4cm">
          <draw:text-box>
            <text:p text:style-name="P2"><text:span text:style-name="T3">串口线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office:forms form:automatic-focus="false" form:apply-design-mode="false"/>
        <draw:frame presentation:style-name="pr3" draw:text-style-name="P10" draw:layer="layout" svg:width="25.199cm" svg:height="14.893cm" svg:x="1.401cm" svg:y="3.2cm" presentation:class="subtitle" presentation:user-transformed="true">
          <draw:text-box>
            <text:p text:style-name="P9">我们可以通过这个设备实现汽车之间简单的通信，包括（汽车的速度，gps），可以配合自动刹车系统和智能语音提示系统避免可能的交通事故。比如直线行驶提示，转弯提示。同时厂商和消费者协商后可以收集每辆车的数据，形成一个大数据分析平台，给用户提供更多的功能，给用户更好的体验，获得更多的经济效益。</text:p>
            <text:p text:style-name="P9"/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office:forms form:automatic-focus="false" form:apply-design-mode="false"/>
        <draw:frame presentation:style-name="pr4" draw:text-style-name="P10" draw:layer="layout" svg:width="25.199cm" svg:height="12.179cm" svg:x="1.401cm" svg:y="2.421cm" presentation:class="subtitle" presentation:user-transformed="true">
          <draw:text-box>
            <text:p text:style-name="P12">硬件系统：</text:p>
            <text:p text:style-name="P12"><text:tab/><text:tab/>包括一个OBU，GNSS定位装置，蓝牙，两个DSRC接受天线，两个电源线。</text:p>
            <text:p text:style-name="P12"><text:tab/><text:tab/>OBU可以装在汽车里面，比如车底，GNSS和接受天线需安装在车外，以保证良好的通信性能，电源可以接到汽车的电源系统。这些装置可以整合进汽车里面，不影响汽车的美观。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office:forms form:automatic-focus="false" form:apply-design-mode="false"/>
        <draw:frame draw:style-name="gr9" draw:text-style-name="P2" draw:layer="layout" svg:width="16.185cm" svg:height="12.179cm" svg:x="6.31cm" svg:y="3.311cm" presentation:class="graphic" presentation:user-transformed="true">
          <draw:image xlink:href="Pictures/100002010000019400000130AF3889C991FD577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office:forms form:automatic-focus="false" form:apply-design-mode="false"/>
        <draw:frame presentation:style-name="pr4" draw:text-style-name="P10" draw:layer="layout" svg:width="25.199cm" svg:height="12.179cm" svg:x="1.601cm" svg:y="3.2cm" presentation:class="subtitle" presentation:user-transformed="true">
          <draw:text-box>
            <text:p text:style-name="P9">软件系统：</text:p>
            <text:p text:style-name="P9"><text:tab/><text:tab/>当前的车载系统或智能汽车系统多种多样，新款的大多数车型都具有语音提示系统，一部分有自动刹车系统，我们可以获取OBU的数据，对数据分析，作出合理的判断提示，可以作为辅助驾驶功能，同时可以通过蓝牙把OBU的数据发送到手机上，通过手机也能进行警报危险信息提示。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>
        <office:forms form:automatic-focus="false" form:apply-design-mode="false"/>
        <draw:frame draw:style-name="gr9" draw:text-style-name="P2" draw:layer="layout" svg:width="23.955cm" svg:height="12.179cm" svg:x="2.022cm" svg:y="3.643cm" presentation:class="graphic" presentation:user-transformed="true">
          <draw:image xlink:href="Pictures/100002010000042A0000021E4EB69582C84850B1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0">
        <office:forms form:automatic-focus="false" form:apply-design-mode="false"/>
        <draw:frame presentation:style-name="pr4" draw:text-style-name="P13" draw:layer="layout" svg:width="25.199cm" svg:height="12.179cm" svg:x="1.6cm" svg:y="2.821cm" presentation:class="subtitle" presentation:user-transformed="true">
          <draw:text-box>
            <text:p text:style-name="P9"><text:tab/><text:tab/>相关开发工具和文档需要我们和对方的授权部门交流，签订授权协议，对方再提供相关的API和SDK。由于没有统一的标准，汽车软件我们需要和自己的车载系统相适配，而手机系统基本上都是android和ios，对方已提供android版本APP（效果，性能比较简陋），ios的需要自己开发。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文泉驿微米黑" svg:font-family="文泉驿微米黑" style:font-pitch="variable"/>
    <style:font-face style:name="文泉驿点阵正黑1" svg:font-family="文泉驿点阵正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draw:gradient draw:name="Sun-Set" draw:style="linear" draw:start-color="#333366" draw:end-color="#9999cc" draw:start-intensity="100%" draw:end-intensity="100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点阵正黑" style:font-size-asian="24pt" style:language-asian="zh" style:country-asian="CN" style:font-name-complex="文泉驿点阵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点阵正黑" style:font-family-asian="文泉驿点阵正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gradient" draw:fill-gradient-name="Sun-Set" draw:fill-image-width="0cm" draw:fill-image-height="0cm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驿点阵正黑" style:font-family-asian="文泉驿点阵正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驿点阵正黑" style:font-family-asian="文泉驿点阵正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驿点阵正黑" style:font-family-asian="文泉驿点阵正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驿点阵正黑" style:font-family-asian="文泉驿点阵正黑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un-S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21:20:39.028978496</meta:creation-date>
    <dc:date>2017-08-31T10:10:39.203320317</dc:date>
    <meta:editing-duration>PT48M12S</meta:editing-duration>
    <meta:editing-cycles>4</meta:editing-cycles>
    <meta:generator>LibreOffice/5.0.6.2$Linux_X86_64 LibreOffice_project/00$Build-2</meta:generator>
    <meta:document-statistic meta:object-count="53"/>
  </office:meta>
</office:document-meta>
</file>